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outline1">
      <style:graphic-properties fo:min-height="13.6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1" style:family="paragraph">
      <style:text-properties fo:font-family="Cantarell" style:font-pitch="variable"/>
    </style:style>
    <style:style style:name="P2" style:family="paragraph">
      <style:paragraph-properties fo:line-height="100%"/>
    </style:style>
    <style:style style:name="P3" style:family="paragraph">
      <style:text-properties fo:font-family="Cantarell" style:font-pitch="variable"/>
    </style:style>
    <style:style style:name="T1" style:family="text">
      <style:text-properties fo:font-family="Cantarell" style:font-pitch="variable"/>
    </style:style>
    <style:style style:name="T2" style:family="text">
      <style:text-properties fo:font-family="Cantarell" style:font-pitch="variable"/>
    </style:style>
    <style:style style:name="T3" style:family="text">
      <style:text-properties fo:font-family="Cantarell" style:font-pitch="variable" fo:font-size="32pt" style:font-size-asian="32pt" style:font-size-complex="32pt"/>
    </style:style>
    <style:style style:name="T4" style:family="text">
      <style:text-properties fo:font-family="Inconsolata" style:font-pitch="fixed"/>
    </style:style>
    <style:style style:name="T5" style:family="text">
      <style:text-properties fo:font-family="Inconsolata" style:font-pitch="fixed" fo:font-size="24pt" style:font-size-asian="24pt" style:font-size-complex="24pt"/>
    </style:style>
    <style:style style:name="T6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3.86cm" svg:x="1.4cm" svg:y="4.914cm" presentation:class="outline">
          <draw:text-box>
            <text:list text:style-name="L1">
              <text:list-header>
                <text:p>Perl is an ugly language with a broken object-model that we got stuck with because of the web. Nobody likes it, but using it is a necessary evil if you want to do web-development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3.86cm" svg:x="1.4cm" svg:y="4.914cm" presentation:class="outline">
          <draw:text-box>
            <text:list text:style-name="L1">
              <text:list-header>
                <text:p>Javascript is an ugly language with a broken object-model that we got stuck with because of the web. Nobody likes it, but using it is a necessary evil if you want to do web-development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It's not intuitive</text:p>
              </text:list-item>
              <text:list-item>
                <text:p>It's not restrictive</text:p>
              </text:list-item>
              <text:list-item>
                <text:p>It's not orthogonal</text:p>
              </text:list-item>
              <text:list-item>
                <text:p>It's too restrictive</text:p>
              </text:list-item>
              <text:list-item>
                <text:p>It has a lousy object-model</text:p>
              </text:list-item>
              <text:list-item>
                <text:p>It's too slow</text:p>
              </text:list-item>
              <text:list-item>
                <text:p>It's not &lt;enter your favorite language&gt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s with Perl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header>
                <text:p>Perl's biggest problem is perl</text:p>
              </text:list-header>
              <text:list-item>
                <text:p>It's a monolith</text:p>
              </text:list-item>
              <text:list-item>
                <text:p>Touching it will make you smarter</text:p>
              </text:list-item>
              <text:list-item>
                <text:p>But it's full of sta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Maintaining backwards compatibility is hard</text:p>
              </text:list-item>
              <text:list-item>
                <text:p>A bit harder with 20 years of abusing perl internals with X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do we abuse XS?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Because its there</text:p>
              </text:list-item>
              <text:list-item>
                <text:p>RAkudo has the same problem</text:p>
              </text:list-item>
              <text:list-item>
                <text:p>Fortunately Parrot != Rakud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erl 6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header>
                <text:p/>
              </text:list-header>
              <text:list-item>
                <text:p>Developmet for a long time – in the public eye</text:p>
              </text:list-item>
              <text:list-item>
                <text:p>Doesn't replace perl 5. Won't replace perl 5</text:p>
              </text:list-item>
              <text:list-item>
                <text:p>Instead, we import ideas from i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We also import ideas from other environments</text:p>
              </text:list-item>
              <text:list-item>
                <text:p>Rack</text:p>
              </text:list-item>
              <text:list-item>
                <text:p>WSGI</text:p>
              </text:list-item>
              <text:list-item>
                <text:p>Sinatra</text:p>
              </text:list-item>
              <text:list-item>
                <text:p>MO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13.859cm" svg:x="1.4cm" svg:y="4.914cm" presentation:class="outline">
          <draw:text-box>
            <text:list text:style-name="L1">
              <text:list-header>
                <text:p><text:span text:style-name="T1">Give a man a fish; you have fed him for a day. Teach a man to fish; and you have fed him for a lifetime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3.86cm" svg:x="1.4cm" svg:y="4.914cm" presentation:class="outline">
          <draw:text-box>
            <text:p/>
            <text:p><text:span text:style-name="T2"><text:s text:c="4"/></text:span><text:span text:style-name="T2">Build a man a fire, and he’ll be warm for a day. <text:s text:c="2"/></text:span></text:p>
            <text:p text:style-name="P2"><text:span text:style-name="T2"><text:s text:c="4"/></text:span><text:span text:style-name="T2">Set a man on fire, and he’ll be warm for the</text:span></text:p>
            <text:p text:style-name="P2"><text:span text:style-name="T2"><text:s text:c="4"/></text:span><text:span text:style-name="T2">rest of his life - Terry Pratchett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13.86cm" svg:x="1.4cm" svg:y="4.914cm" presentation:class="outlin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3"/></text:p>
                                        <text:p><text:span text:style-name="T2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">“</text:span><text:span text:style-name="T2">Because dwm is customized through editing its source code, its pointless to make binary packages of it. This keeps its userbase small and elitist. No novices asking stupid questions.”</text:span></text:p>
                <text:p><text:span text:style-name="T2"/></text:p>
                <text:p><text:span text:style-name="T2">DWM – </text:span><text:span text:style-name="T4">dwm.suckless.or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3.86cm" svg:x="1.4cm" svg:y="4.914cm" presentation:class="outline">
          <draw:text-box>
            <text:list text:style-name="L1">
              <text:list-header>
                <text:p>“...don’t hesitate to be be kind to them, and help them connect ... so that they can grow and bloom into experienced wielders of Perl.</text:p>
                <text:p/>
                <text:p>But don’t hesitate to call them insane, either, when the situation calls for it.” - Carl Masak </text:p>
                <text:p><text:span text:style-name="T5">http://use.perl.org/~masak/journal/40110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3.86cm" svg:x="1.4cm" svg:y="4.914cm" presentation:class="outline">
          <draw:text-box>
            <text:list text:style-name="L1">
              <text:list-header>
                <text:p><text:s text:c="18"/></text:p>
                <text:p/>
                <text:p><text:s text:c="12"/><text:span text:style-name="T6">Perl is not intuitiv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TFM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LWP::UserAgent</text:p>
              </text:list-item>
              <text:list-item>
                <text:p>HTTP::Response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TFM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Perldoc OP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nciple of Least Astonishment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header>
                <text:p/>
                <text:p>“Any language that doesn’t occasionally surprise the novice will pay for it by continually surprising the expert” - Larry Wall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MUNITIZE!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Know your community</text:p>
              </text:list-item>
              <text:list-item>
                <text:p>Check CPAN bios</text:p>
              </text:list-item>
              <text:list-item>
                <text:p>Read their blogs</text:p>
              </text:list-item>
              <text:list-item>
                <text:p>Support your .pm</text:p>
              </text:list-item>
              <text:list-item>
                <text:p>Support your YAPC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3.506cm" svg:x="1.201cm" svg:y="8.2cm" presentation:class="title" presentation:user-transformed="true">
          <draw:text-box>
            <text:p><text:span text:style-name="T1">That's all, folks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Cantarell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Cantarell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Cantarell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Cantarell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Cantarell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Cantarell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Cantarell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family="Cantarell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family="Cantarell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ntarell" style:font-family-generic="swiss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ez Schatz</meta:initial-creator>
    <meta:creation-date>2011-11-30T17:19:28</meta:creation-date>
    <dc:date>2012-02-27T18:23:24</dc:date>
    <meta:editing-duration>PT4H20M29S</meta:editing-duration>
    <meta:editing-cycles>34</meta:editing-cycles>
    <meta:generator>LibreOffice/3.4$Unix LibreOffice_project/340m1$Build-502</meta:generator>
    <meta:document-statistic meta:object-count="82"/>
  </office:meta>
</office:document-meta>
</file>